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ngInfoXMLStreamReader.getString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InfoXMLStreamReader.getGDuration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InfoXMLStreamReader.getCurrentWildcard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ValidatingInfoXMLStreamReader.getByteArray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InfoXMLStreamReader.getCurrentWildcardAttrib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InfoXMLStreamReader.getCurrentElementSchema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InfoXMLStreamReader.getCurren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InfoXMLStreamReader.ValidatingInfoXMLStream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InfoXMLStreamReader.getGDate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InfoXMLStreamReader.getUnion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InfoXMLStreamReader.nextWith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alidatingInfoXMLStreamReader.getList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InfoXMLStreamReader.validate_attributes( int att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ingInfoXMLStreamReader.getBoolean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InfoXMLStreamReader.getCurrentAttrib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InfoXMLStreamReader.getDouble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InfoXMLStreamReader.getFloa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InfoXMLStreamReader.getLis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InfoXMLStreamReader.getQName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InfoXMLStreamReader.getDecimal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